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9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1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2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2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2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3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3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3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3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3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3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3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3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3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4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4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4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4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4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4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5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5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5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5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5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5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6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6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6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6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6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6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6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6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6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7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7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7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7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7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7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7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7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8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8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8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officeooo:rsid="0147b0a7"/>
    </style:style>
    <style:style style:name="T107" style:family="text">
      <style:text-properties officeooo:rsid="0148ef8e"/>
    </style:style>
    <style:style style:name="T108" style:family="text">
      <style:text-properties fo:font-size="11pt" style:font-size-asian="11pt" style:font-size-complex="11pt"/>
    </style:style>
    <style:style style:name="T109" style:family="text">
      <style:text-properties officeooo:rsid="014beb8e"/>
    </style:style>
    <style:style style:name="T110" style:family="text">
      <style:text-properties officeooo:rsid="014c1a49"/>
    </style:style>
    <style:style style:name="T111" style:family="text">
      <style:text-properties officeooo:rsid="014caf54"/>
    </style:style>
    <style:style style:name="T112" style:family="text">
      <style:text-properties style:text-position="super 58%"/>
    </style:style>
    <style:style style:name="T113" style:family="text">
      <style:text-properties officeooo:rsid="0171cc7a"/>
    </style:style>
    <style:style style:name="T114" style:family="text">
      <style:text-properties officeooo:rsid="0172227f"/>
    </style:style>
    <style:style style:name="T115" style:family="text">
      <style:text-properties officeooo:rsid="0181618f"/>
    </style:style>
    <style:style style:name="T116" style:family="text">
      <style:text-properties officeooo:rsid="018f533d"/>
    </style:style>
    <style:style style:name="T117" style:family="text">
      <style:text-properties officeooo:rsid="018efaa8"/>
    </style:style>
    <style:style style:name="T118" style:family="text">
      <style:text-properties officeooo:rsid="0190b531"/>
    </style:style>
    <style:style style:name="T119" style:family="text">
      <style:text-properties officeooo:rsid="0191d57c"/>
    </style:style>
    <style:style style:name="T120" style:family="text">
      <style:text-properties officeooo:rsid="0192f183"/>
    </style:style>
    <style:style style:name="T121" style:family="text">
      <style:text-properties officeooo:rsid="01947264"/>
    </style:style>
    <style:style style:name="T122" style:family="text">
      <style:text-properties officeooo:rsid="0196f7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07">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08">I</text:span>…” turned right at Hilliard, felt conflicted over which of my two usual ways to go and noticed a tennis tournament <text:span text:style-name="T107">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7">Biltmore</text:span>, checked out the beginnings of a market <text:span text:style-name="T107">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07">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06">who was wearing</text:span> a beautiful flowing green dress. At five til, I took a seat and then <text:span text:style-name="T106">relocated</text:span> two more times, moving closer to the <text:span text:style-name="T107">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07">ing</text:span> a couple times as expected but <text:span text:style-name="T107">always</text:span> returning. I wanted so bad to put a hand out for her, but also didn’t want <text:span text:style-name="T106">that first moment</text:span> to be in a church, <text:span text:style-name="T106">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09">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0">I took a poop, laid in bed and immediately texted Hannah, “You sounded </text:span><text:soft-page-break/><text:span text:style-name="T110">beautiful last night and I feel a little rude because you asked me what I was up to this week and I didn't ask you,” and then, “</text:span>Also I like your green dress. . .” <text:span text:style-name="T111">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94"/>
      <text:p text:style-name="P94">I woke at 7:30 feeling lazy and content, realized I hadn’t played a gig in 19 days and felt great about it. I struggled with Wordle (VIDEO in five,) rolled across the bed, walked to the kitchen, opened a banana, sat at my computer and wrote in my journal at 8:30.</text:p>
      <text:p text:style-name="P126"><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95"/>
      <text:p text:style-name="P127"><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28"><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28"><text:span text:style-name="T69"><text:s text:c="3"/>I wrote in my journal at 11:45. . .</text:span><text:span text:style-name="T70">I transcribed one of the most traumatizing times of my life, laid in bed, scrolled on my phone, ate a few grapes and wrote in my journal at 12:30.</text:span></text:p>
      <text:p text:style-name="P96"/>
      <text:p text:style-name="P97"><text:soft-page-break/>. . .</text:p>
      <text:p text:style-name="P97"/>
      <text:p text:style-name="P129"><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29"><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98"/>
      <text:p text:style-name="P99">/ / /</text:p>
      <text:p text:style-name="P129"><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29"><text:span text:style-name="T65"><text:s text:c="3"/></text:span><text:span text:style-name="T71">Hannah said, “Cute little toe beans!”</text:span></text:p>
      <text:p text:style-name="P100"/>
      <text:p text:style-name="P101">. . .</text:p>
      <text:p text:style-name="P101"/>
      <text:p text:style-name="P130"><text:span text:style-name="T71">I </text:span><text:span text:style-name="T65">got blazed and was typing up a storm when Hannah texted me, “Just went to guitar Center and guess who I met!”</text:span></text:p>
      <text:p text:style-name="P102"><text:s text:c="3"/>I said, “Charming Wyndham!”</text:p>
      <text:p text:style-name="P102"><text:s text:c="3"/>“Sort of charming,” she said. “Did I miss something? I mean, he was nice and everything!”</text:p>
      <text:p text:style-name="P130"><text:span text:style-name="T65"><text:s text:c="3"/></text:span><text:span text:style-name="T72">I started to realize I was high and didn’t want to come across as mean. I said, “</text:span><text:span text:style-name="T65">Haha I'm just trying to be cute. What'd you get from GC?”</text:span></text:p>
      <text:p text:style-name="P102"/>
      <text:p text:style-name="P131"><text:span text:style-name="T65">“</text:span><text:span text:style-name="T55">Some cables that have a lifetime </text:span></text:p>
      <text:p text:style-name="P142">guarantee. We shall see if this </text:p>
      <text:p text:style-name="P142">helps with my guitar being crackly.</text:p>
      <text:p text:style-name="P142"/>
      <text:p text:style-name="P142"><text:soft-page-break/>I think it might also be that my </text:p>
      <text:p text:style-name="P142">guitar needs some attention</text:p>
      <text:p text:style-name="P142"/>
      <text:p text:style-name="P145">A wise friend once told me not to save all the routine maintenance for the end</text:p>
      <text:p text:style-name="P145"/>
      <text:p text:style-name="P154"><text:span text:style-name="T84">I'm glad y'all figured out that you knew each other and be</text:span><text:span text:style-name="T86">t</text:span><text:span text:style-name="T84"> that was fun</text:span></text:p>
      <text:p text:style-name="P143"/>
      <text:p text:style-name="P142">It was definitely better than </text:p>
      <text:p text:style-name="P142">being hassled by the guitar </text:p>
      <text:p text:style-name="P142">Center people. A friendly </text:p>
      <text:p text:style-name="P142">face is nice.</text:p>
      <text:p text:style-name="P146">Oh and I was just reading about the day I met him in my journal</text:p>
      <text:p text:style-name="P144">Did something happen </text:p>
      <text:p text:style-name="P144">when you met him?</text:p>
      <text:p text:style-name="P145">All I wrote was, "I had the best time playing on the bus w/ Wyndham."</text:p>
      <text:p text:style-name="P143">Awwww!!!</text:p>
      <text:p text:style-name="P143">A meet cute!</text:p>
      <text:p text:style-name="P147">see i tell ya he's a charmer</text:p>
      <text:p text:style-name="P143"/>
      <text:p text:style-name="P143">I still don't know why but that's cool!</text:p>
      <text:p text:style-name="P143"/>
      <text:p text:style-name="P145">Oh I just like him. He's fun to play music with especially. Whatcha gonna do now?”</text:p>
      <text:p text:style-name="P145"/>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03"/>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63"/>
      <text:p text:style-name="P132">VII.XV</text:p>
      <text:p text:style-name="P164"/>
      <text:p text:style-name="P164">I slept in the far corner of my bed again and had had a Stephen King movie dream about an Ingles that was stealing things (including my car and drums) and running a secret manufacturing industry with the goods.</text:p>
      <text:p text:style-name="P16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65">/ / /</text:p>
      <text:p text:style-name="P166">. . .</text:p>
      <text:p text:style-name="P167"/>
      <text:p text:style-name="P168">I printed three pages of journals, put on my shoes &amp; hat, grabbed my bag, which already had my cup, then put my phone, wallet and journal inside. There was a pen in there already, too.</text:p>
      <text:p text:style-name="P168"><text:s text:c="3"/>I walked up to Kota Kai, ordered a drip Sumatra and read three days’ worth of entries, then started to write until 12:46. Gary Reckard sent me a DM saying, “hey, how ‘into’ a canoe/camping trip would you ‘be’?”</text:p>
      <text:p text:style-name="P133"><text:span text:style-name="T84">“</text:span><text:span text:style-name="T55">Pretty into I think!</text:span></text:p>
      <text:p text:style-name="P148">was thinking of trying to do </text:p>
      <text:p text:style-name="P148">soemthing like that, like Aug </text:p>
      <text:p text:style-name="P148">17-19, maybe Fontana, canoe </text:p>
      <text:p text:style-name="P148">out to an island camping spot</text:p>
      <text:p text:style-name="P148"/>
      <text:p text:style-name="P149">I happen to currently </text:p>
      <text:p text:style-name="P133"><text:span text:style-name="T55">have those days free!</text:span><text:span text:style-name="T84">”</text:span></text:p>
      <text:p text:style-name="P169"/>
      <text:p text:style-name="P134"><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68"><text:s text:c="3"/>To sum things up, it is a dreary day and I am unbothered. . .I walked to Orbit and bought a tape for cats + a Cameron Diaz movie. They had The Shining as well, which I was excited about, especially after my dream, but not for ten bucks.</text:p>
      <text:p text:style-name="P134"><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6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68"><text:s text:c="3"/>She pointed at my coffee cup and I said I had been catching up on journal entries at Kota Kai, then told her about how I had just finished transcribing 2022. she was impressed and said, “Was that a hard year?”</text:p>
      <text:p text:style-name="P168"><text:s text:c="3"/>I didn’t want to bother her, so I said I was going to continue on, but warned her I might get a coffee on my way back. I sat in front of the library and wrote in my journal until 1:21.</text:p>
      <text:p text:style-name="P168"/>
      <text:p text:style-name="P170">. . .</text:p>
      <text:p text:style-name="P168"/>
      <text:p text:style-name="P171">I stopped in the shade at Izzy’s, checked my phone and saw that Melissa was good with an earlier Pony practice, so I updated my calendar and kept walking.</text:p>
      <text:p text:style-name="P135"><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71"><text:s text:c="3"/>I walked to Aldi, bought grapes, bananas and two cans of peas for $5.77, then walked slowly back toward Odd’s. Hannah &amp; Sandra were still at their table by the window, so I went inside to find them gesturing at me, saying, “Like this guy.”</text:p>
      <text:p text:style-name="P171"><text:s text:c="3"/>Sandra said, “I would never!”</text:p>
      <text:p text:style-name="P171"><text:s text:c="3"/>“What about me?”</text:p>
      <text:p text:style-name="P135"><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72"/>
      <text:p text:style-name="P17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36"><text:span text:style-name="T84"><text:s text:c="3"/>Hannah said </text:span><text:span text:style-name="T94">cutely</text:span><text:span text:style-name="T84">, “Whatcha doin’?”</text:span></text:p>
      <text:p text:style-name="P173"><text:s text:c="3"/>“Getting a little more espresso!”</text:p>
      <text:p text:style-name="P17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36"><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73"/>
      <text:p text:style-name="P175"/>
      <text:p text:style-name="P175">/ / /</text:p>
      <text:p text:style-name="P174"/>
      <text:p text:style-name="P175">. . .</text:p>
      <text:p text:style-name="P173"/>
      <text:p text:style-name="P176">I experimented with booting my Mint OS from my Chromebook, which would have been more complicated than expected. Fwuit got a text from Melissa asking if we could take their Purple Onion gig on the 27<text:span text:style-name="T112">th</text:span>, and I reminded her we had a LaZoom gig that day. She said she would reach out to Hannah, and I warned her that Hannah was already stressed about having three gigs that week.</text:p>
      <text:p text:style-name="P176"><text:s text:c="3"/>I texted Hannah, warning her of the incoming text and my lack of availability. She said, “I can't! Too much”</text:p>
      <text:p text:style-name="P17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76"><text:s text:c="3"/>I did one or two entries from that and wrote in my journal at 5:28. . .<text:span text:style-name="T113">I struggled to convert my bed back into a futon, put on the cat sitting video, immediately realized it was not at all for humans and wrote in my journal at 6:04. . .</text:span><text:span text:style-name="T114">I took a bath, shaved, started Very Bad Things and eventually decided it was too stressful, so I switched off the TV and meditated for a minute until deciding to write in my journal at 9:20.</text:span></text:p>
      <text:p text:style-name="P176"/>
      <text:p text:style-name="P137"/>
      <text:p text:style-name="P137"/>
      <text:p text:style-name="P137"/>
      <text:p text:style-name="P137"/>
      <text:p text:style-name="P137"/>
      <text:p text:style-name="P138">V.XVI</text:p>
      <text:p text:style-name="P177"/>
      <text:p text:style-name="P177">I woke at nine to the sound of the garbage truck, played Wordle (DECOY in four,) scrolled on my phone, took a swig of Coke from the fridge and wrote in my journal at 9:43.</text:p>
      <text:p text:style-name="P177"/>
      <text:p text:style-name="P17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39"><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39"><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79"/>
      <text:p text:style-name="P140"><text:span text:style-name="T97">H</text:span><text:span text:style-name="T84">ere’s me trying to make sense of things since Hannah got home from tour:</text:span></text:p>
      <text:p text:style-name="P180"><text:s text:c="3"/>Tuesday, we talked about going for a walk. It turned into eating pizza at the LaZoom photo shoot, going on the fake tour, taking a walk, going to Harris Teeter, dropping me off at my house so I could return her book.</text:p>
      <text:p text:style-name="P180"><text:s text:c="3"/>We sent lots of reels on Wednesday and went on separate hikes.</text:p>
      <text:p text:style-name="P180"><text:s text:c="3"/>Thursday, I met her for lunch downtown. I also took her to the Smingles before they closed.</text:p>
      <text:p text:style-name="P180"><text:s text:c="3"/>Friday, I took her to get her car. I met her at her show that night and she gave me a ride to the west side.</text:p>
      <text:p text:style-name="P140"><text:span text:style-name="T84"><text:s text:c="3"/>Saturday, </text:span><text:span text:style-name="T98">we texted a little at night.</text:span></text:p>
      <text:p text:style-name="P181"><text:s text:c="3"/>Sunday was the Charming Wyndham remark.</text:p>
      <text:p text:style-name="P181"><text:soft-page-break/><text:s text:c="3"/>Monday, I ran into her at Odd’s.</text:p>
      <text:p text:style-name="P140"><text:span text:style-name="T98"><text:s text:c="3"/>It is now Tuesday, and I have felt the need to not reach out. </text:span><text:span text:style-name="T99">I think she’s just stressed/depressed. </text:span><text:span text:style-name="T101">I bet she’s also working.</text:span></text:p>
      <text:p text:style-name="P182"/>
      <text:p text:style-name="P183">. . .</text:p>
      <text:p text:style-name="P183"/>
      <text:p text:style-name="P141"><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41"><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84"/>
      <text:p text:style-name="P18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41"><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41"><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04"><text:soft-page-break/><text:s text:c="3"/>Has she been hanging out with someone else? Time may or may not tell, but it seems it will be okay if we check on each other every day.</text:p>
      <text:p text:style-name="P104"/>
      <text:p text:style-name="P104"/>
      <text:p text:style-name="P104"/>
      <text:p text:style-name="P104"/>
      <text:p text:style-name="P106">/ / /</text:p>
      <text:p text:style-name="P10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0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0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0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04"><text:s text:c="3"/>I was enjoying it, least.</text:p>
      <text:p text:style-name="P104"/>
      <text:p text:style-name="P10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0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04"><text:s text:c="3"/>Either way, I feel very relaxed here.</text:p>
      <text:p text:style-name="P104"/>
      <text:p text:style-name="P10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04"><text:s text:c="3"/>Maybe this is raising the bar, as I just leaned anxious attachers are said to do; though we continue to grow close, I can't help but feel the opposite because my demands are increasing without me being able to see that?</text:p>
      <text:p text:style-name="P104"><text:s text:c="3"/>Yes, perhaps back when she said she was going to give me space, it was easier for me to do, but now that I think we've achieved more closeness, my baseline comparison for what I need is invisibly skewed.</text:p>
      <text:p text:style-name="P10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04"/>
      <text:p text:style-name="P106">. . .</text:p>
      <text:p text:style-name="P104"/>
      <text:p text:style-name="P10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0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0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04"><text:s text:c="3"/>I let Myrtle out, fed her, let her out again and wrote in my journal until 5:52.</text:p>
      <text:p text:style-name="P104"/>
      <text:p text:style-name="P87">VII.XVII</text:p>
      <text:p text:style-name="P104"/>
      <text:p text:style-name="P104">I woke from a deep sleep, checked the weather, played <text:span text:style-name="T115">W</text:span>ordle (QUITE in four,) got up, let Myrtle out, started a pot of Folger's, laid eyes on the cats, sat in the comfy chair and wrote in my journal at 10:52, when my laptop ran out of battery.</text:p>
      <text:p text:style-name="P104"/>
      <text:p text:style-name="P10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04"/>
      <text:p text:style-name="P106">. . .</text:p>
      <text:p text:style-name="P104"/>
      <text:p text:style-name="P10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0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04"><text:s text:c="3"/>She started by asking what I had meant at Odd's the other day when she had said she was looking for someone to manage her life and I had said I'd applied for the position.</text:p>
      <text:p text:style-name="P10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0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0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0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0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04"/>
      <text:p text:style-name="P10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04"/>
      <text:p text:style-name="P106">. . .</text:p>
      <text:p text:style-name="P104"/>
      <text:p text:style-name="P10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0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04"/>
      <text:p text:style-name="P10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0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0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04"/>
      <text:p text:style-name="P106">. . .</text:p>
      <text:p text:style-name="P104"/>
      <text:p text:style-name="P10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04"><text:soft-page-break/><text:s text:c="3"/>She said, "Thank you but I thought you listened a lot!" and then we talked about a heckler at her gig for 40 minutes until she said, "Thanks for being a good friend to me today - not an easy day - thanks for listening. Night night!"</text:p>
      <text:p text:style-name="P104"><text:s text:c="3"/>I promised to try and always make it easy and safe for her to share her feelings and then wrote in my journal at 12:24.</text:p>
      <text:p text:style-name="P104"/>
      <text:p text:style-name="P106">. . .</text:p>
      <text:p text:style-name="P104"/>
      <text:p text:style-name="P10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04"/>
      <text:p text:style-name="P10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04"/>
      <text:p text:style-name="P88">VII.XVIII</text:p>
      <text:p text:style-name="P104"/>
      <text:p text:style-name="P104">I got up with Myrtle at 6AM sharp, let her out, back in, fed her and wrote in my journal with my brilliant idea at 6:12.</text:p>
      <text:p text:style-name="P104"/>
      <text:p text:style-name="P10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04"><text:s text:c="3"/>What an idiot I've been and a genius I suddenly am!</text:p>
      <text:p text:style-name="P10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04"/>
      <text:p text:style-name="P106">. . .</text:p>
      <text:p text:style-name="P104"/>
      <text:p text:style-name="P10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0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04"/>
      <text:p text:style-name="P10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04"/>
      <text:p text:style-name="P106">. . .</text:p>
      <text:p text:style-name="P104"/>
      <text:p text:style-name="P10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0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04"/>
      <text:p text:style-name="P104">"<text:span text:style-name="T53">PLEASE BE NiCE.</text:span></text:p>
      <text:p text:style-name="P150">Hi my name is</text:p>
      <text:p text:style-name="P150">Donna L. Rumsey</text:p>
      <text:p text:style-name="P150">THE PLANT. My</text:p>
      <text:p text:style-name="P150">Son come and see</text:p>
      <text:p text:style-name="P150">Me all the time <text:s text:c="2"/>for</text:p>
      <text:p text:style-name="P104"><text:span text:style-name="T53">He is still caring me.)</text:span>"</text:p>
      <text:p text:style-name="P104"/>
      <text:p text:style-name="P10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04"/>
      <text:p text:style-name="P106">. . .</text:p>
      <text:p text:style-name="P104"/>
      <text:p text:style-name="P104"><text:soft-page-break/>A lady came up and asked if she could plug her computer in next to me I said, "Do you want me to move down or something?"</text:p>
      <text:p text:style-name="P104"><text:s text:c="3"/>"If you don't mind," she said.</text:p>
      <text:p text:style-name="P10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04"/>
      <text:p text:style-name="P104">Music, once again, despite its performance being half-assed, has made me feel SURPRISINGLY better. I only slightly regret sending the picture of the plant to Hannah and am glad no one really knows how miserable I have been. I felt all the other emotions, too.</text:p>
      <text:p text:style-name="P10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0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04"><text:soft-page-break/><text:s text:c="3"/>I don't think I will go to Highland on Wednesday. I may have rehearsal, but I will give her that space either way.</text:p>
      <text:p text:style-name="P104"/>
      <text:p text:style-name="P10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04"/>
      <text:p text:style-name="P88">VII.XIX</text:p>
      <text:p text:style-name="P104"/>
      <text:p text:style-name="P10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0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04"><text:s text:c="3"/>I finished cleaning up after he had left, washed my hands, poured some coffee, sent pictures to Leann + Hannah and wrote in my journal until 10:23.</text:p>
      <text:p text:style-name="P104"/>
      <text:p text:style-name="P104">I am feeling confident I can sustain a steady mood for the rest of my time here at least. . .I drank coffee on the porch with Myrtle, made noodles, flossed, brushed, propped open the cat window with a hammer and locked down the house</text:p>
      <text:p text:style-name="P104"/>
      <text:p text:style-name="P106">. . .</text:p>
      <text:p text:style-name="P104"/>
      <text:p text:style-name="P10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0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04"><text:s text:c="3"/>We struggled with the monitor amp but got the PA all set up and checked. I sat in a nearby rocker, got blasted with AC, showed Wyndham the bonsai, took some pictures, talked with a guide, went to the restroom and a vending machine for gummies.</text:p>
      <text:p text:style-name="P10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0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0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0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0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04"/>
      <text:p text:style-name="P89">VII.XX</text:p>
      <text:p text:style-name="P90"><text:span text:style-name="T84"/></text:p>
      <text:p text:style-name="P107">I woke at 5:50, let Myrtle out, fed her, let her out again and went back to bed. My neck was sore and I knew it would have been better to just get up, but I couldn’t. Myrtle started barking like crazy, and, sure enough, the trash cans had been knocked over again.</text:p>
      <text:p text:style-name="P107"><text:s text:c="3"/>I walked around to the front porch, and that bear was just having a mosey through the yard. I said something casual to him and startled one of the cats, which startled me, which startled the bear. He ran off down the hill.</text:p>
      <text:p text:style-name="P107"><text:s text:c="3"/>I went back to bed for a while. Myrtle was going crazy, harassing the cats, etc. I got up, ate a banana, made coffee, meditated on the rug near the kitchen, drank coffee, did yoga with Myrtle, poured another cup and sat in the window to drink it.</text:p>
      <text:p text:style-name="P107"><text:s text:c="3"/>It was too hot, so I folded my laundry and put it in my duffel. I sat in the window drinking my coffee and thinking about how crazy life is.</text:p>
      <text:p text:style-name="P91"><text:span text:style-name="T84"/></text:p>
      <text:p text:style-name="P107">My current feeling/plan about the Hannah situation is to take the surrender I felt while playing in the tent and apply it to that relationship, if not, obviously, my whole life.</text:p>
      <text:p text:style-name="P10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07">I would also like to spend less time on my phone, in life, in general. I forgot to write how I was writing in my journal. I’ll have to get up to check the time… 10:40.</text:p>
      <text:p text:style-name="P91"><text:span text:style-name="T84"/></text:p>
      <text:p text:style-name="P108">. . .</text:p>
      <text:p text:style-name="P91"><text:span text:style-name="T84"/></text:p>
      <text:p text:style-name="P10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51">Have you listened to the new </text:p>
      <text:p text:style-name="P151">Honeycutters album all the </text:p>
      <text:p text:style-name="P151">way through? It's intense!</text:p>
      <text:p text:style-name="P153">Not in its final form!</text:p>
      <text:p text:style-name="P153">Kevin was showing me</text:p>
      <text:p text:style-name="P153">everything as they were</text:p>
      <text:p text:style-name="P153">putting it together.</text:p>
      <text:p text:style-name="P153">The words "Good grief"</text:p>
      <text:p text:style-name="P153">come to mind</text:p>
      <text:p text:style-name="P152">Yeah. A lot of grief.</text:p>
      <text:p text:style-name="P155"><text:span text:style-name="T84"/></text:p>
      <text:p text:style-name="P151">A couple of times when they </text:p>
      <text:p text:style-name="P151">got done playing on this </text:p>
      <text:p text:style-name="P151">tour, they would come back </text:p>
      <text:p text:style-name="P151">to the green room and be </text:p>
      <text:p text:style-name="P151">really somber and I couldn't </text:p>
      <text:p text:style-name="P151">figure out why</text:p>
      <text:p text:style-name="P152">This definitely explains it</text:p>
      <text:p text:style-name="P151">I mean, they still joked </text:p>
      <text:p text:style-name="P151">around. But it's the kind </text:p>
      <text:p text:style-name="P151">of joking that you do at a </text:p>
      <text:p text:style-name="P151">funeral.</text:p>
      <text:p text:style-name="P151">It also makes me think that </text:p>
      <text:p text:style-name="P151"><text:soft-page-break/>Scott must be good at holding </text:p>
      <text:p text:style-name="P151">space for hard emotions </text:p>
      <text:p text:style-name="P151">in the studio </text:p>
      <text:p text:style-name="P153">I'm glad they have each other.</text:p>
      <text:p text:style-name="P153"><text:s/>That's too much pain for any</text:p>
      <text:p text:style-name="P153"><text:s/>one person to transmute, let</text:p>
      <text:p text:style-name="P153"><text:s/>alone perform. They took</text:p>
      <text:p text:style-name="P153"><text:s/>their lives and held</text:p>
      <text:p text:style-name="P153"><text:s/>themselves accountable for</text:p>
      <text:p text:style-name="P153"><text:s/>turning it into the truest</text:p>
      <text:p text:style-name="P153"><text:s/>kind of art that can be made,</text:p>
      <text:p text:style-name="P153"><text:s/>and now they have the</text:p>
      <text:p text:style-name="P153"><text:s/>responsibility of regularly</text:p>
      <text:p text:style-name="P153"><text:s/>letting people in on a version</text:p>
      <text:p text:style-name="P153"><text:s/>of that that is real enough</text:p>
      <text:p text:style-name="P153"><text:s/>to share and feel</text:p>
      <text:p text:style-name="P155"><text:span text:style-name="T84"/></text:p>
      <text:p text:style-name="P153">Yeah I was thinking last</text:p>
      <text:p text:style-name="P153"><text:s/>night about Scott is so</text:p>
      <text:p text:style-name="P153"><text:s/>paradoxically one of the</text:p>
      <text:p text:style-name="P153"><text:s/>most serious and mature</text:p>
      <text:p text:style-name="P153"><text:s/>people when it comes to</text:p>
      <text:p text:style-name="P153"><text:s/>creating art but also</text:p>
      <text:p text:style-name="P153"><text:s/>the biggest kid about it</text:p>
      <text:p text:style-name="P151">Wise words</text:p>
      <text:p text:style-name="P151">I'm glad too </text:p>
      <text:p text:style-name="P153">Myrtle and I have been </text:p>
      <text:p text:style-name="P153">having a very reflective </text:p>
      <text:p text:style-name="P153">morning together. </text:p>
      <text:p text:style-name="P153">That bear came back too</text:p>
      <text:p text:style-name="P151">Awww. I love it when my </text:p>
      <text:p text:style-name="P151">cats keep me company </text:p>
      <text:p text:style-name="P151">when I'm journaling </text:p>
      <text:p text:style-name="P152">Did she growl at the bear?</text:p>
      <text:p text:style-name="P155"><text:span text:style-name="T65"/></text:p>
      <text:p text:style-name="P10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09"><text:s text:c="3"/>I left the house on foot and was still agitated by the traffic. I realized I was very hungry. I went <text:soft-page-break/>into Botiwalla, but the line was too long. I had a slice of sausage from Standard, then a beef kim chi taco from Taco Boy.</text:p>
      <text:p text:style-name="P10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56"><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0"><text:s text:c="3"/>I walked home just as it started to rain, compiled journal entries and then wrote until 7:30.</text:p>
      <text:p text:style-name="P157"><text:span text:style-name="T74"/></text:p>
      <text:p text:style-name="P111">/ / /</text:p>
      <text:p text:style-name="P112"/>
      <text:p text:style-name="P112"/>
      <text:p text:style-name="P112"/>
      <text:p text:style-name="P112"/>
      <text:p text:style-name="P112"/>
      <text:p text:style-name="P112">. . .</text:p>
      <text:p text:style-name="P156"><text:span text:style-name="T74"/></text:p>
      <text:p text:style-name="P158"><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58"><text:span text:style-name="T65"/></text:p>
      <text:p text:style-name="P159"><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1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58"><text:span text:style-name="T75"/></text:p>
      <text:p text:style-name="P114">I appreciate the irony of waking up way earlier than Myrtle would have me do, but feel peaceful doing it on my own accord and am starting to get excited for having the house all to myself again.</text:p>
      <text:p text:style-name="P11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58"><text:span text:style-name="T75"/></text:p>
      <text:p text:style-name="P114">What really convinced me to go for it was the idea of moving the black night stand back to under the window because the Chromebook and/or iMac could be placed on top of it and used from the bed.</text:p>
      <text:p text:style-name="P158"><text:soft-page-break/><text:span text:style-name="T75"/></text:p>
      <text:p text:style-name="P160"><text:span text:style-name="T64">V</text:span><text:span text:style-name="T56">II.XXI</text:span></text:p>
      <text:p text:style-name="P160"><text:span text:style-name="T65"/></text:p>
      <text:p text:style-name="P115">I started waking up, and, when I heard Erica coughing, finished rearranging. I downloaded my journal repo, opened 2024 part two, spent a while customizing LibreOffice Writer and wrote at 8:39. </text:p>
      <text:p text:style-name="P160"><text:span text:style-name="T65"/></text:p>
      <text:p text:style-name="P160"><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60"><text:span text:style-name="T77"/></text:p>
      <text:p text:style-name="P161"><text:span text:style-name="T77">.</text:span><text:span text:style-name="T65"> . .</text:span></text:p>
      <text:p text:style-name="P162"><text:span text:style-name="T65"/></text:p>
      <text:p text:style-name="P11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1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6">.</text:span></text:p>
      <text:p text:style-name="P117"><text:span text:style-name="T11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16"><text:soft-page-break/><text:s text:c="3"/>She gave me a ride to my house, where I took off my hat/shoes and wrote in my journal. </text:p>
      <text:p text:style-name="P116"><text:span text:style-name="T78"/></text:p>
      <text:p text:style-name="P118"><text:span text:style-name="T117">.</text:span> . .</text:p>
      <text:p text:style-name="P119"/>
      <text:p text:style-name="P11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8"> . .I ate while listening to Andy Shauf and got a text from Scott thanking me and saying he would pay me presently.</text:span></text:p>
      <text:p text:style-name="P120"><text:s text:c="3"/>I put my clothes and bags away, arranged my alternate desk, then wrote in my journal at 6:49.<text:span text:style-name="T119"> . .I went through the tutorial to create a new SSH key on the Air Hog and added it to GitHub, and, after just a bit of git trickery, managed to push the updated journal</text:span><text:span text:style-name="T120"> and wrote about it at 7:10.</text:span><text:span text:style-name="T121"> . .I did nothing but lay in bed and eat CheezIts until I wrote in my journal when it started raining again at 8:42.</text:span></text:p>
      <text:p text:style-name="P120"/>
      <text:p text:style-name="P93">VII.XXII</text:p>
      <text:p text:style-name="P92"><text:span text:style-name="T84"/></text:p>
      <text:p text:style-name="P12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21"><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21"><text:s text:c="3"/>"Thank you!" she said. "Have a good multiple coffees!"</text:p>
      <text:p text:style-name="P121"/>
      <text:p text:style-name="P122">. . .</text:p>
      <text:p text:style-name="P123"/>
      <text:p text:style-name="P12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23"><text:s text:c="3"/>I went to Kota Kai, ordered a coffee and talked w/ Josh, who said he had just met Chris Thille. I sat on a chair in the window while Josh told me he definitely knew Dr. Dog; they were huge!</text:p>
      <text:p text:style-name="P12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23"><text:s text:c="3"/>I <text:span text:style-name="T122">moved to the couch and </text:span>read through my life since<text:span text:style-name="T122"> last going to Scott's and almost couldn't believe how desperate I felt about everything. I am so grateful to be journaling again and think cutting out social media is probably still a good idea.</text:span></text:p>
      <text:p text:style-name="P12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24"/>
      <text:p text:style-name="P125">. . .</text:p>
      <text:p text:style-name="P124"/>
      <text:p text:style-name="P12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24"><text:s text:c="3"/>"Oh yeah," I said. "That's not <text:span text:style-name="T53">sans</text:span> at all."</text:p>
      <text:p text:style-name="P124"><text:s text:c="3"/>"Fonts used to be a part of my job," she said. "A big part."</text:p>
      <text:p text:style-name="P124"><text:s text:c="3"/>I came upstairs, messed around with fonts, choosing, for now, PT Mono, pushed my non-pasted content up to page 49, typed up my handwritten words and continued to write until 2:0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2T14:06:18.552468015</dc:date>
    <meta:editing-duration>P10DT13H29M4S</meta:editing-duration>
    <meta:editing-cycles>306</meta:editing-cycles>
    <meta:generator>LibreOffice/24.2.5.2$MacOSX_X86_64 LibreOffice_project/bffef4ea93e59bebbeaf7f431bb02b1a39ee8a59</meta:generator>
    <meta:print-date>2024-07-21T14:55:53.054910076</meta:print-date>
    <meta:document-statistic meta:table-count="0" meta:image-count="0" meta:object-count="0" meta:page-count="53" meta:paragraph-count="453" meta:word-count="13860" meta:character-count="72302" meta:non-whitespace-character-count="58310"/>
  </office:meta>
</office:document-meta>
</file>